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0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 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5">[Note: The number "39" is written in pencil and circled in the top right corner of the page.]</text:p>
      <text:p text:style-name="P6">For Sabbath Zav/</text:p>
      <text:p text:style-name="P5"/>
      <text:p text:style-name="P5">Sovereign of the world! <text:s/>To withdraw ancient Israel from the/ inhuman worship of the heathens, and inspire their hearts with/ sentiments of parity, thou didst vouchsafe to deal with them/ after the manner of earthly kings. <text:s/>Thou didst promise to/ <text:span text:style-name="T2">hallow</text:span><text:span text:style-name="T4"> honor with Thy Divine presence the dwelling they would build/ in </text:span><text:span text:style-name="T2">honor</text:span><text:span text:style-name="T4"> reverence to Thy name, and accept with favor their voluntary/ sacrifices. <text:s/>Thou, to whom all appertains, and whose glory can-/-not be heightened by man's gifts, didst nevertheless command that a </text:span><text:span text:style-name="T2">continual</text:span><text:span text:style-name="T4"> perpetual/ fire burn upon </text:span><text:span text:style-name="T2">Thy</text:span><text:span text:style-name="T4"> a consecrated altar, and thereon daily offerings be laid/ as savory meat. <text:s/>It was so that Thou wouldst impress/ our </text:span><text:span text:style-name="T2">fathers</text:span><text:span text:style-name="T4"> predecessors with the thought of the close connexion existing between/ </text:span><text:span text:style-name="T2">themselves</text:span><text:span text:style-name="T4"> a redeemed people and their </text:span><text:span text:style-name="T2">Lord of truths</text:span><text:span text:style-name="T4"> heavenly Deliverer. <text:s/>To strengthen that </text:span><text:span text:style-name="T2">health-</text:span><text:span text:style-name="T4"> salutary/ </text:span><text:span text:style-name="T2">-ful</text:span><text:span text:style-name="T4"> idea, were the ordinances of which we have read in the </text:span><text:span text:style-name="T2">lesson</text:span><text:span text:style-name="T4"> section of this/ Sabbath </text:span><text:span text:style-name="T2">likewise</text:span><text:span text:style-name="T4"> mainly enacted. <text:s/>They whom Thou hadst chosen to mini-/-ster at a house dedicated to Thy service, should be inducted into/ </text:span><text:span text:style-name="T2">their</text:span><text:span text:style-name="T4"> office by rites, </text:span><text:span text:style-name="T2">symbolical</text:span><text:span text:style-name="T4"> typical of their high mission. <text:s/>Their/ </text:span><text:span text:style-name="T2">minds must be</text:span><text:span text:style-name="T4"> lives were to be wholly devoted to spiritual objects. <text:s/>Hence, the/ provision that </text:span><text:span text:style-name="T2">the</text:span><text:span text:style-name="T4"> officiating priests should </text:span><text:span text:style-name="T2">share</text:span><text:span text:style-name="T4"> anticipate in many/ of the oblations brought to the sanctuary, and obtain from/ the </text:span><text:span text:style-name="T2">a</text:span><text:span text:style-name="T4"> faithful a constant subsistence. <text:s/>But </text:span><text:span text:style-name="T2">because</text:span><text:span text:style-name="T4"> in the/</text:span></text:p>
      <text:p text:style-name="P5"><text:span text:style-name="T4"/></text:p>
      <text:p text:style-name="P5"><text:span text:style-name="T4">[Page 2]</text:span></text:p>
      <text:p text:style-name="P5"><text:soft-page-break/><text:span text:style-name="T4">lapse of ages, our ancestors mistook the means for the end, and/ learnt to look upon the immolation of oxen, as an exemption/ from moral duties, therefore did Jeremiah Thy prophet upbraid/ them in the language </text:span><text:span text:style-name="T2">with which</text:span><text:span text:style-name="T4"> wherein the haptar</text:span><text:span text:style-name="T5">á</text:span><text:span text:style-name="T6">h of this/ Sabbath commences. <text:s/>He declared that the sacrificial [?]/ had ceased to be accepted, by reason of the </text:span><text:span text:style-name="T3">foul thought</text:span><text:span text:style-name="T6"> baneful belief which/ prompted its performance. <text:s/>But that to know Thy holy attributes,/ </text:span><text:span text:style-name="T3">O God!</text:span><text:span text:style-name="T6"> and copy them in our intercourse with </text:span><text:span text:style-name="T3">human</text:span><text:span text:style-name="T6"> our fellow beings, is ever/ pleasing in Thy sight, ever propitiatory, and ever profitable to/ the souls. <text:s/>Father of the fatherless! <text:s/>That offering is now/ presented unto Thee by </text:span><text:span text:style-name="T3">the</text:span><text:span text:style-name="T6"> sundry women of Thy people. <text:s/>They </text:span><text:span text:style-name="T3">have laid</text:span><text:span text:style-name="T6"> stretched/ </text:span><text:span text:style-name="T3">hold of</text:span><text:span text:style-name="T6"> forth their hands to save a child bereft of parental support, and taught him to/ walk in Thy statutes. <text:s/>Under their fostering care he </text:span><text:span text:style-name="T3">was</text:span><text:span text:style-name="T6"> has hitherto/ been nurtured, and through their well-designed charity he will still be/ directed until ripe age, when capable of becoming self-dependent./ <text:s/>Thankful are the benefactors unto the Lord and joyful is the beneficiary, that/ he has been permitted to approach Thee, and avow in this habita-/-tion of holiness, intentions consistent with his birth and education./ <text:s/>God of Righteousness! <text:s/>Receive favorably the fruit of a noble/ institution in </text:span><text:span text:style-name="T3">Israel</text:span><text:span text:style-name="T6"> our community. <text:s/>Bless the zealous laborers, and cast/ around the objects of their generous endeavours, a shield that/ may avert from them all influences of destruction./</text:span></text:p>
      <text:p text:style-name="P5"><text:span text:style-name="T6"/></text:p>
      <text:p text:style-name="P5"><text:span text:style-name="T6">[Page 3]</text:span></text:p>
      <text:p text:style-name="P5"><text:span text:style-name="T6"><text:tab/>Our hearts </text:span><text:span text:style-name="T3">are stirred up</text:span><text:span text:style-name="T6"> yearn at this hour for innocent orphans and we jointly/ pray for the happiness of the Hebrew lad, that has rehearsed/ </text:span><text:span text:style-name="T3">with</text:span><text:span text:style-name="T6">in our hearing the word of inspiration. <text:s/>May he </text:span><text:span text:style-name="T3">become</text:span><text:span text:style-name="T6"> grow/ </text:span><text:span text:style-name="T3">its defenders</text:span><text:span text:style-name="T6"> vigorous, and be </text:span><text:span text:style-name="T3">in turn</text:span><text:span text:style-name="T6"> endowed with powers to further/ the cause of </text:span><text:span text:style-name="T3">humanity, the</text:span><text:span text:style-name="T6"> religion which is the cause of </text:span><text:span text:style-name="T3">civilization</text:span><text:span text:style-name="T6"> humanity. <text:s/>As </text:span><text:span text:style-name="T3">upon</text:span><text:span text:style-name="T6"> over/ his cradle hung affliction, and his infancy was ushered in/ by bereavement, so may that painful past contrast greatly with his predestined/ future, when Thy merciful hand will guide his manhood to/ gladness, and his lengthened existence to comfort and peace./ <text:s/>Grant O God that </text:span><text:span text:style-name="T3">those</text:span><text:span text:style-name="T6"> the parents who contemplate in spirit the/ welcome reception </text:span><text:span text:style-name="T3">among the community</text:span><text:span text:style-name="T6"> of their son amid a congregation of his brethren, may/ obtain for us who gave it, the fruition of health and abundance/ of terrestrial goods as a </text:span><text:span text:style-name="T3">celestial ray</text:span><text:span text:style-name="T6"> reward for our actions. <text:s/>May this be/ Thy gracious will, and voices from above respond thereto, Amen &amp;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2T14:40:41.77</meta:creation-date>
    <dc:date>2012-05-22T15:19:06.04</dc:date>
    <dc:creator>Penn Libraries</dc:creator>
    <meta:editing-duration>PT00H05M4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829" meta:character-count="5325"/>
  </office:meta>
</office:document-meta>
</file>